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gradient" draw:fill-gradient-name="gradient"/>
    </style:style>
    <style:style style:name="gr1" style:family="graphic" style:parent-style-name="standard">
      <style:graphic-properties draw:stroke="none" svg:stroke-color="#000000" draw:fill="none" draw:fill-color="#ffffff" fo:min-height="1.6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3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0.975cm" fo:min-width="3.501cm" fo:padding-top="0.075cm" fo:padding-bottom="0.075cm" fo:padding-left="0.2cm" fo:padding-right="0.2cm"/>
      <style:paragraph-properties style:writing-mode="lr-tb"/>
    </style:style>
    <style:style style:name="gr4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0.875cm" fo:min-width="3.301cm" fo:padding-top="0.075cm" fo:padding-bottom="0.075cm" fo:padding-left="0.2cm" fo:padding-right="0.2cm"/>
      <style:paragraph-properties style:writing-mode="lr-tb"/>
    </style:style>
    <style:style style:name="gr5" style:family="graphic" style:parent-style-name="standard">
      <style:graphic-properties svg:stroke-width="0cm" draw:marker-start-width="0.2cm" draw:marker-end-width="0.2cm" draw:textarea-horizontal-align="justify" draw:textarea-vertical-align="middle" draw:auto-grow-height="false" fo:min-height="0.619cm" fo:min-width="1.913cm" fo:padding-top="0.075cm" fo:padding-bottom="0.075cm" fo:padding-left="0.2cm" fo:padding-right="0.2cm"/>
      <style:paragraph-properties style:writing-mode="lr-tb"/>
    </style:style>
    <style:style style:name="gr6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0.619cm" fo:min-width="1.913cm" fo:padding-top="0.075cm" fo:padding-bottom="0.075cm" fo:padding-left="0.2cm" fo:padding-right="0.2cm"/>
      <style:paragraph-properties style:writing-mode="lr-tb"/>
    </style:style>
    <style:style style:name="gr7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1.44cm" fo:min-width="1.914cm" fo:padding-top="0.075cm" fo:padding-bottom="0.075cm" fo:padding-left="0.2cm" fo:padding-right="0.2cm"/>
      <style:paragraph-properties style:writing-mode="lr-tb"/>
    </style:style>
    <style:style style:name="gr8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1.05cm" fo:min-width="3.027cm" fo:padding-top="0.075cm" fo:padding-bottom="0.075cm" fo:padding-left="0.2cm" fo:padding-right="0.2cm"/>
      <style:paragraph-properties style:writing-mode="lr-tb"/>
    </style:style>
    <style:style style:name="gr9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1.05cm" fo:min-width="3.127cm" fo:padding-top="0.075cm" fo:padding-bottom="0.075cm" fo:padding-left="0.2cm" fo:padding-right="0.2cm"/>
      <style:paragraph-properties style:writing-mode="lr-tb"/>
    </style:style>
    <style:style style:name="gr10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4.113cm" fo:min-width="2.657cm" fo:padding-top="0.075cm" fo:padding-bottom="0.075cm" fo:padding-left="0.2cm" fo:padding-right="0.2cm"/>
      <style:paragraph-properties style:writing-mode="lr-tb"/>
    </style:style>
    <style:style style:name="gr11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3.309cm" fo:min-width="2.979cm" fo:padding-top="0.075cm" fo:padding-bottom="0.075cm" fo:padding-left="0.2cm" fo:padding-right="0.2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solid" draw:textarea-vertical-align="middle"/>
    </style:style>
    <style:style style:name="gr13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0.975cm" fo:min-width="3.001cm" fo:padding-top="0.075cm" fo:padding-bottom="0.075cm" fo:padding-left="0.2cm" fo:padding-right="0.2cm"/>
      <style:paragraph-properties style:writing-mode="lr-tb"/>
    </style:style>
    <style:style style:name="gr14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0.65cm" fo:min-width="3.3cm" fo:padding-top="0.075cm" fo:padding-bottom="0.075cm" fo:padding-left="0.2cm" fo:padding-right="0.2cm"/>
      <style:paragraph-properties style:writing-mode="lr-tb"/>
    </style:style>
    <style:style style:name="gr15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1.95cm" fo:min-width="3.4cm" fo:padding-top="0.075cm" fo:padding-bottom="0.075cm" fo:padding-left="0.2cm" fo:padding-right="0.2cm"/>
      <style:paragraph-properties style:writing-mode="lr-tb"/>
    </style:style>
    <style:style style:name="gr16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1.95cm" fo:min-width="2.8cm" fo:padding-top="0.075cm" fo:padding-bottom="0.075cm" fo:padding-left="0.2cm" fo:padding-right="0.2cm"/>
      <style:paragraph-properties style:writing-mode="lr-tb"/>
    </style:style>
    <style:style style:name="gr17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1.118cm" fo:min-width="1.994cm" fo:padding-top="0.075cm" fo:padding-bottom="0.075cm" fo:padding-left="0.2cm" fo:padding-right="0.2cm"/>
      <style:paragraph-properties style:writing-mode="lr-tb"/>
    </style:style>
    <style:style style:name="gr18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0.875cm" fo:min-width="2.601cm" fo:padding-top="0.075cm" fo:padding-bottom="0.075cm" fo:padding-left="0.2cm" fo:padding-right="0.2cm"/>
      <style:paragraph-properties style:writing-mode="lr-tb"/>
    </style:style>
    <style:style style:name="gr19" style:family="graphic" style:parent-style-name="standard">
      <style:graphic-properties svg:stroke-width="0cm" draw:marker-start-width="0cm" draw:marker-end-width="0cm" draw:textarea-horizontal-align="justify" draw:textarea-vertical-align="middle" draw:auto-grow-height="false" fo:min-height="1.451cm" fo:min-width="2.525cm" fo:padding-top="0.075cm" fo:padding-bottom="0.075cm" fo:padding-left="0.2cm" fo:padding-right="0.2cm"/>
      <style:paragraph-properties style:writing-mode="lr-tb"/>
    </style:style>
    <style:style style:name="gr20" style:family="graphic" style:parent-style-name="objectwithoutfill">
      <style:graphic-properties draw:stroke="dash" draw:stroke-dash="Long_20_Dot" draw:fill="solid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22" style:family="graphic" style:parent-style-name="objectwithoutfill">
      <style:graphic-properties draw:stroke="dash" draw:stroke-dash="Long_20_Dash" draw:fill="solid" draw:textarea-vertical-align="middle"/>
    </style:style>
    <style:style style:name="P1" style:family="paragraph">
      <loext:graphic-properties draw:fill="none" draw:fill-color="#ffffff"/>
      <style:paragraph-properties style:writing-mode="lr-tb"/>
      <style:text-properties fo:font-size="16pt" fo:font-weight="bold" style:font-weight-asian="bold" style:font-weight-complex="bold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6pt" fo:font-weight="bold" style:font-weight-asian="bold" style:font-weight-complex="bold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9cm" svg:height="1.9cm" draw:transform="rotate (1.5707963267949) translate (1cm 8.3cm)">
          <draw:text-box>
            <text:p><text:span text:style-name="T1">LauGIS_data</text:span></text:p>
          </draw:text-box>
        </draw:frame>
        <draw:frame draw:style-name="gr2" draw:text-style-name="P1" draw:layer="layout" svg:width="6.1cm" svg:height="1.2cm" draw:transform="rotate (1.5707963267949) translate (1cm 25.7cm)">
          <draw:text-box>
            <text:p><text:span text:style-name="T1">LauQGIS_interface</text:span></text:p>
          </draw:text-box>
        </draw:frame>
        <draw:custom-shape draw:style-name="gr3" draw:text-style-name="P2" xml:id="id2" draw:id="id2" draw:layer="layout" svg:width="3.9cm" svg:height="1.4cm" svg:x="8.4cm" svg:y="20.5cm">
          <text:p text:style-name="P2">v_objektbereich<text:line-break/>(poly, punkt, linie)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2" xml:id="id3" draw:id="id3" draw:layer="layout" svg:width="3.8cm" svg:height="1.4cm" svg:x="12.5cm" svg:y="18.7cm">
          <text:p text:style-name="P2">v_einzelobjekt<text:line-break/>(poly, punkt, linie)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2" xml:id="id1" draw:id="id1" draw:layer="layout" svg:width="2.999cm" svg:height="1.079cm" svg:x="10.9cm" svg:y="1.7cm">
          <text:p text:style-name="P2">obj_basi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2" xml:id="id4" draw:id="id4" draw:layer="layout" svg:width="2.999cm" svg:height="1.079cm" svg:x="10.9cm" svg:y="4.721cm">
          <text:p text:style-name="P2">obj_tech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7" draw:text-style-name="P2" xml:id="id5" draw:id="id5" draw:layer="layout" svg:width="3cm" svg:height="2.1cm" svg:x="10.9cm" svg:y="7.2cm">
          <text:p text:style-name="P2"><text:s text:c="2"/>geo_punkt<text:line-break/>geo_linie<text:line-break/>geo_poly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8" draw:text-style-name="P2" xml:id="id15" draw:id="id15" draw:layer="layout" svg:width="3.427cm" svg:height="1.2cm" svg:x="5.973cm" svg:y="18.7cm">
          <text:p text:style-name="P2">trf_einzelobjek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xml:id="id12" draw:id="id12" draw:layer="layout" svg:width="3.527cm" svg:height="1.2cm" svg:x="3.5cm" svg:y="20.5cm">
          <text:p text:style-name="P2">trf_objektbereic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xml:id="id6" draw:id="id6" draw:layer="layout" svg:width="3.8cm" svg:height="5.3cm" svg:x="16.1cm" svg:y="1.7cm">
          <text:p text:style-name="P2">definitionen<text:line-break/><text:line-break/><text:span text:style-name="T2">(erfasser, zustand,</text:span><text:span text:style-name="T2"><text:line-break/></text:span><text:span text:style-name="T2">kategorie, schutz,</text:span><text:span text:style-name="T2"><text:line-break/></text:span><text:span text:style-name="T2">jahresschnitt,</text:span></text:p>
          <text:p text:style-name="P2"><text:span text:style-name="T2">nutzung, datierung,</text:span></text:p>
          <text:p text:style-name="P2"><text:span text:style-name="T2">material, personen,</text:span></text:p>
          <text:p text:style-name="P2"><text:span text:style-name="T2">blick, bearbeitung,</text:span></text:p>
          <text:p text:style-name="P2"><text:span text:style-name="T2">dachform,</text:span></text:p>
          <text:p text:style-name="P2"><text:span text:style-name="T2">konstruktion)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1" draw:text-style-name="P2" xml:id="id10" draw:id="id10" draw:layer="layout" svg:width="4.2cm" svg:height="4.3cm" svg:x="5cm" svg:y="1.7cm">
          <text:p text:style-name="P2">relationen<text:line-break/></text:p>
          <text:p text:style-name="P2"><text:span text:style-name="T2">(bilder, dachform, </text:span></text:p>
          <text:p text:style-name="P2"><text:span text:style-name="T2">blickbeziehungen,</text:span></text:p>
          <text:p text:style-name="P2"><text:span text:style-name="T2">personen, datierung,</text:span></text:p>
          <text:p text:style-name="P2"><text:span text:style-name="T2">erfasser, kontruktion,</text:span></text:p>
          <text:p text:style-name="P2"><text:span text:style-name="T2">material, nutzung)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12" draw:text-style-name="P3" draw:layer="layout" svg:x1="10.9cm" svg:y1="2.239cm" svg:x2="10.35cm" svg:y2="20.5cm" draw:start-shape="id1" draw:start-glue-point="3" draw:end-shape="id2" draw:end-glue-point="4" svg:d="M10900 2239h-550v18261" svg:viewBox="0 0 551 18262">
          <text:p/>
        </draw:connector>
        <draw:connector draw:style-name="gr12" draw:text-style-name="P3" draw:layer="layout" svg:x1="13.899cm" svg:y1="2.239cm" svg:x2="14.4cm" svg:y2="18.7cm" draw:start-shape="id1" draw:start-glue-point="1" draw:end-shape="id3" draw:end-glue-point="4" svg:d="M13899 2239h501v16461" svg:viewBox="0 0 502 16462">
          <text:p/>
        </draw:connector>
        <draw:connector draw:style-name="gr12" draw:text-style-name="P3" draw:layer="layout" svg:x1="13.899cm" svg:y1="5.26cm" svg:x2="14.4cm" svg:y2="18.7cm" draw:start-shape="id4" draw:start-glue-point="1" draw:end-shape="id3" draw:end-glue-point="4" svg:d="M13899 5260h501v13440" svg:viewBox="0 0 502 13441">
          <text:p/>
        </draw:connector>
        <draw:connector draw:style-name="gr12" draw:text-style-name="P3" draw:layer="layout" svg:x1="13.9cm" svg:y1="8.25cm" svg:x2="14.4cm" svg:y2="18.7cm" draw:start-shape="id5" draw:start-glue-point="1" draw:end-shape="id3" draw:end-glue-point="4" svg:d="M13900 8250h502v5751h-2v4699" svg:viewBox="0 0 503 10451">
          <text:p/>
        </draw:connector>
        <draw:connector draw:style-name="gr12" draw:text-style-name="P3" draw:layer="layout" svg:x1="10.9cm" svg:y1="8.25cm" svg:x2="10.35cm" svg:y2="20.5cm" draw:start-shape="id5" draw:start-glue-point="3" draw:end-shape="id2" draw:end-glue-point="4" svg:d="M10900 8250h-550v12250" svg:viewBox="0 0 551 12251">
          <text:p/>
        </draw:connector>
        <draw:custom-shape draw:style-name="gr13" draw:text-style-name="P2" xml:id="id7" draw:id="id7" draw:layer="layout" svg:width="3.4cm" svg:height="1.4cm" svg:x="16.3cm" svg:y="20.5cm">
          <text:p text:style-name="P2">v_definitionen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2" draw:text-style-name="P3" draw:layer="layout" svg:x1="18cm" svg:y1="7cm" svg:x2="18cm" svg:y2="20.5cm" draw:start-shape="id6" draw:start-glue-point="2" draw:end-shape="id7" draw:end-glue-point="4" svg:d="M18000 7000v13500" svg:viewBox="0 0 1 13501">
          <text:p/>
        </draw:connector>
        <draw:frame draw:style-name="gr2" draw:text-style-name="P1" draw:layer="layout" svg:width="6.1cm" svg:height="1.2cm" draw:transform="rotate (1.5707963267949) translate (1cm 16.3cm)">
          <draw:text-box>
            <text:p><text:span text:style-name="T1">LauGIS_function</text:span></text:p>
          </draw:text-box>
        </draw:frame>
        <draw:custom-shape draw:style-name="gr14" draw:text-style-name="P2" xml:id="id11" draw:id="id11" draw:layer="layout" svg:width="3.8cm" svg:height="0.9cm" svg:x="5.2cm" svg:y="12.2cm">
          <text:p text:style-name="P2">return rel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2" xml:id="id14" draw:id="id14" draw:layer="layout" svg:width="3.8cm" svg:height="2.1cm" svg:x="5.2cm" svg:y="13.4cm">
          <text:p text:style-name="P2">update / remove<text:line-break/>rel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" xml:id="id13" draw:id="id13" draw:layer="layout" svg:width="3.2cm" svg:height="2.1cm" svg:x="14.6cm" svg:y="12.2cm">
          <text:p text:style-name="P2">update / delete<text:line-break/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2" xml:id="id8" draw:id="id8" draw:layer="layout" svg:width="3.1cm" svg:height="1.7cm" svg:x="1.3cm" svg:y="1.7cm">
          <text:p text:style-name="P2">sachbegriffe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8" draw:text-style-name="P2" xml:id="id9" draw:id="id9" draw:layer="layout" svg:width="3.1cm" svg:height="1.4cm" svg:x="1.3cm" svg:y="18.7cm">
          <text:p text:style-name="P2">v_sachbegriff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2" draw:text-style-name="P3" draw:layer="layout" svg:x1="2.85cm" svg:y1="3.4cm" svg:x2="2.85cm" svg:y2="18.7cm" draw:start-shape="id8" draw:start-glue-point="2" draw:end-shape="id9" draw:end-glue-point="4" svg:d="M2850 3400v15300" svg:viewBox="0 0 1 15301">
          <text:p/>
        </draw:connector>
        <draw:connector draw:style-name="gr12" draw:text-style-name="P3" draw:layer="layout" draw:line-skew="-0.202cm" svg:x1="9.2cm" svg:y1="3.85cm" svg:x2="7.1cm" svg:y2="12.2cm" draw:start-shape="id10" draw:start-glue-point="1" draw:end-shape="id11" draw:end-glue-point="4" svg:d="M9200 3850h300v5251h-2400v3099" svg:viewBox="0 0 2401 8351">
          <text:p/>
        </draw:connector>
        <draw:connector draw:style-name="gr12" draw:text-style-name="P3" draw:layer="layout" svg:x1="9cm" svg:y1="12.65cm" svg:x2="14.4cm" svg:y2="18.7cm" draw:start-shape="id11" draw:start-glue-point="7" draw:end-shape="id3" draw:end-glue-point="4" svg:d="M9000 12650h5400v6050" svg:viewBox="0 0 5401 6051">
          <text:p/>
        </draw:connector>
        <draw:connector draw:style-name="gr12" draw:text-style-name="P3" draw:layer="layout" svg:x1="9cm" svg:y1="12.65cm" svg:x2="10.35cm" svg:y2="20.5cm" draw:start-shape="id11" draw:start-glue-point="7" draw:end-shape="id2" draw:end-glue-point="4" svg:d="M9000 12650h1350v7850" svg:viewBox="0 0 1351 7851">
          <text:p/>
        </draw:connector>
        <draw:connector draw:style-name="gr12" draw:text-style-name="P3" draw:layer="layout" draw:type="curve" draw:line-skew="-0.663cm" svg:x1="5.264cm" svg:y1="20.5cm" svg:x2="16.2cm" svg:y2="14.3cm" draw:start-shape="id12" draw:start-glue-point="4" draw:end-shape="id13" draw:end-glue-point="6" svg:d="M5264 20500c0-5643 10936-2543 10936-6200" svg:viewBox="0 0 10937 6201">
          <text:p/>
        </draw:connector>
        <draw:connector draw:style-name="gr12" draw:text-style-name="P3" draw:layer="layout" draw:type="curve" svg:x1="5.264cm" svg:y1="20.5cm" svg:x2="7.1cm" svg:y2="15.5cm" draw:start-shape="id12" draw:start-glue-point="4" draw:end-shape="id14" draw:end-glue-point="6" svg:d="M5264 20500c0-3748 1836-1249 1836-5000" svg:viewBox="0 0 1837 5001">
          <text:p/>
        </draw:connector>
        <draw:connector draw:style-name="gr12" draw:text-style-name="P3" draw:layer="layout" draw:type="curve" svg:x1="7.687cm" svg:y1="18.7cm" svg:x2="16.2cm" svg:y2="14.3cm" draw:start-shape="id15" draw:start-glue-point="4" draw:end-shape="id13" draw:end-glue-point="6" svg:d="M7687 18700c0-3298 8513-1099 8513-4400" svg:viewBox="0 0 8514 4401">
          <text:p/>
        </draw:connector>
        <draw:connector draw:style-name="gr12" draw:text-style-name="P3" draw:layer="layout" draw:type="curve" svg:x1="7.687cm" svg:y1="18.7cm" svg:x2="7.1cm" svg:y2="15.5cm" draw:start-shape="id15" draw:start-glue-point="4" draw:end-shape="id14" draw:end-glue-point="6" svg:d="M7687 18700c0-2398-587-799-587-3200" svg:viewBox="0 0 588 3201">
          <text:p/>
        </draw:connector>
        <draw:connector draw:style-name="gr12" draw:text-style-name="P3" draw:layer="layout" draw:type="curve" svg:x1="5.2cm" svg:y1="14.45cm" svg:x2="7.1cm" svg:y2="6cm" draw:start-shape="id14" draw:start-glue-point="5" draw:end-shape="id10" draw:end-glue-point="2" svg:d="M5200 14450c-751 0-627-2375 36-3100s1864 201 1864-5350" svg:viewBox="0 0 2415 8451">
          <text:p/>
        </draw:connector>
        <draw:connector draw:style-name="gr12" draw:text-style-name="P3" draw:layer="layout" draw:type="curve" draw:line-skew="-1.625cm" svg:x1="16.2cm" svg:y1="12.2cm" svg:x2="12.399cm" svg:y2="5.8cm" draw:start-shape="id13" draw:start-glue-point="4" draw:end-shape="id4" draw:end-glue-point="2" svg:d="M16200 12200c0-7237-3801-4038-3801-6400" svg:viewBox="0 0 3802 6401">
          <text:p/>
        </draw:connector>
        <draw:connector draw:style-name="gr12" draw:text-style-name="P3" draw:layer="layout" draw:type="curve" svg:x1="16.2cm" svg:y1="12.2cm" svg:x2="12.4cm" svg:y2="9.3cm" draw:start-shape="id13" draw:start-glue-point="4" draw:end-shape="id5" draw:end-glue-point="2" svg:d="M16200 12200c0-2173-3800-724-3800-2900" svg:viewBox="0 0 3801 2901">
          <text:p/>
        </draw:connector>
        <draw:connector draw:style-name="gr12" draw:text-style-name="P3" draw:layer="layout" draw:type="curve" draw:line-skew="-2.521cm" svg:x1="16.2cm" svg:y1="12.2cm" svg:x2="12.399cm" svg:y2="2.779cm" draw:start-shape="id13" draw:start-glue-point="4" draw:end-shape="id1" draw:end-glue-point="2" svg:d="M16200 12200c0-10846-3801-6136-3801-9421" svg:viewBox="0 0 3802 9422">
          <text:p/>
        </draw:connector>
        <draw:custom-shape draw:style-name="gr19" draw:text-style-name="P2" xml:id="id16" draw:id="id16" draw:layer="layout" svg:width="4.6cm" svg:height="1.7cm" svg:x="8.2cm" svg:y="24.7cm">
          <text:p text:style-name="P2">LauQGIS (QGIS)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12" draw:text-style-name="P3" draw:layer="layout" draw:type="curve" svg:x1="10.5cm" svg:y1="24.7cm" svg:x2="5.264cm" svg:y2="21.7cm" draw:start-shape="id16" draw:start-glue-point="4" draw:end-shape="id12" draw:end-glue-point="6" svg:d="M10500 24700c0-2248-5236-749-5236-3000" svg:viewBox="0 0 5237 3001">
          <text:p/>
        </draw:connector>
        <draw:connector draw:style-name="gr12" draw:text-style-name="P3" draw:layer="layout" draw:type="curve" svg:x1="10.5cm" svg:y1="24.7cm" svg:x2="7.687cm" svg:y2="19.9cm" draw:start-shape="id16" draw:start-glue-point="4" draw:end-shape="id15" draw:end-glue-point="6" svg:d="M10500 24700c0-3598-2813-1199-2813-4800" svg:viewBox="0 0 2814 4801">
          <text:p/>
        </draw:connector>
        <draw:connector draw:style-name="gr12" draw:text-style-name="P3" draw:layer="layout" svg:x1="2.85cm" svg:y1="20.017cm" svg:x2="8.2cm" svg:y2="25.55cm" draw:start-shape="id9" draw:start-glue-point="6" draw:end-shape="id16" draw:end-glue-point="5" svg:d="M2850 20017v5533h5350" svg:viewBox="0 0 5351 5534">
          <text:p/>
        </draw:connector>
        <draw:connector draw:style-name="gr12" draw:text-style-name="P3" draw:layer="layout" draw:line-skew="-0.65cm 1.098cm" svg:x1="10.35cm" svg:y1="21.817cm" svg:x2="12.8cm" svg:y2="25.55cm" draw:start-shape="id2" draw:start-glue-point="6" draw:end-shape="id16" draw:end-glue-point="7" svg:d="M10350 21817v833h4050v2900h-1600" svg:viewBox="0 0 4051 3734">
          <text:p/>
        </draw:connector>
        <draw:connector draw:style-name="gr12" draw:text-style-name="P3" draw:layer="layout" svg:x1="14.4cm" svg:y1="20.017cm" svg:x2="12.8cm" svg:y2="25.55cm" draw:start-shape="id3" draw:start-glue-point="6" draw:end-shape="id16" draw:end-glue-point="7" svg:d="M14400 20017v5533h-1600" svg:viewBox="0 0 1601 5534">
          <text:p/>
        </draw:connector>
        <draw:connector draw:style-name="gr12" draw:text-style-name="P3" draw:layer="layout" svg:x1="18cm" svg:y1="21.817cm" svg:x2="12.8cm" svg:y2="25.55cm" draw:start-shape="id7" draw:start-glue-point="6" draw:end-shape="id16" draw:end-glue-point="7" svg:d="M18000 21817v3733h-5200" svg:viewBox="0 0 5201 3734">
          <text:p/>
        </draw:connector>
        <draw:line draw:style-name="gr20" draw:text-style-name="P3" draw:layer="layout" svg:x1="0cm" svg:y1="10.8cm" svg:x2="21cm" svg:y2="10.8cm">
          <text:p/>
        </draw:line>
        <draw:line draw:style-name="gr20" draw:text-style-name="P3" draw:layer="layout" svg:x1="0cm" svg:y1="17cm" svg:x2="21cm" svg:y2="17cm">
          <text:p/>
        </draw:line>
        <draw:frame draw:style-name="gr21" draw:text-style-name="P4" draw:layer="layout" svg:width="18.2cm" svg:height="0.725cm" svg:x="1.8cm" svg:y="27.5cm">
          <draw:text-box>
            <text:p>Leseprozes:<text:tab/><text:tab/><text:tab/><text:tab/><text:tab/><text:tab/>Schreibprozess:</text:p>
          </draw:text-box>
        </draw:frame>
        <draw:connector draw:style-name="gr12" draw:text-style-name="P3" draw:layer="layout" svg:x1="4.44cm" svg:y1="27.272cm" svg:x2="5.884cm" svg:y2="28.451cm" svg:d="M4440 27272h722v1179h722" svg:viewBox="0 0 1445 1180">
          <text:p/>
        </draw:connector>
        <draw:connector draw:style-name="gr12" draw:text-style-name="P3" draw:layer="layout" draw:type="curve" svg:x1="14.071cm" svg:y1="27.08cm" svg:x2="15.634cm" svg:y2="28.523cm" svg:d="M14071 27080c1173 0 392 1443 1563 1443" svg:viewBox="0 0 1564 1444">
          <text:p/>
        </draw:connector>
        <draw:line draw:style-name="gr22" draw:text-style-name="P3" draw:layer="layout" svg:x1="0cm" svg:y1="26.8cm" svg:x2="21cm" svg:y2="26.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eeeeee" draw:end-color="#dee6e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3465a4" draw:marker-start-width="0.35cm" draw:marker-start-center="false" draw:marker-end-width="0.35cm" draw:marker-end-center="false" draw:fill="solid" draw:fill-color="#eeeee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draw:marker-start-width="0.28cm" draw:marker-end-width="0.28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4T09:05:32.621613268</meta:creation-date>
    <dc:date>2023-02-24T19:14:26.732650884</dc:date>
    <meta:editing-duration>PT5H16M20S</meta:editing-duration>
    <meta:editing-cycles>15</meta:editing-cycles>
    <meta:generator>LibreOffice/7.3.7.2$Linux_X86_64 LibreOffice_project/30$Build-2</meta:generator>
    <meta:document-statistic meta:object-count="49"/>
  </office:meta>
</office:document-meta>
</file>